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fo:border-bottom="0.74pt solid #3c3c3c" style:diagonal-bl-tr="none" style:diagonal-tl-br="none" fo:border-left="none" fo:padding="2.01pt" fo:border-right="none" style:rotation-align="none" fo:border-top="non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table:formula="of:=(-2*8.7-1.6)/(8.7-1.6)" office:value-type="float" office:value="-2.67605633802817" calcext:value-type="float">
            <text:p>-2.67605633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0.6025*0.5+(1-0.6025)*1.3)" office:value-type="float" office:value="0.818" calcext:value-type="float">
            <text:p>0.81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0.17-0.04)/(0.13-0.04)" office:value-type="float" office:value="1.44444444444444" calcext:value-type="float">
            <text:p>1.444444444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0.1044-0.0304)/1.2" office:value-type="float" office:value="0.0616666666666667" calcext:value-type="float">
            <text:p>0.0616666667</text:p>
          </table:table-cell>
          <table:table-cell table:formula="of:=(10.44-3.4)/1.2" office:value-type="float" office:value="5.86666666666667" calcext:value-type="float">
            <text:p>5.8666666667</text:p>
          </table:table-cell>
          <table:table-cell table:formula="of:=(10.44/10-3.4/10)/1.2" office:value-type="float" office:value="0.586666666666667" calcext:value-type="float">
            <text:p>0.586666666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9" calcext:value-type="float">
            <text:p>16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.3" calcext:value-type="float">
            <text:p>15.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table:formula="of:=AVERAGE([.B6:.B8])" office:value-type="float" office:value="16.4" calcext:value-type="float">
            <text:p>16.4</text:p>
          </table:table-cell>
          <table:table-cell table:formula="of:=[.B9]*5.45" office:value-type="float" office:value="89.38" calcext:value-type="float">
            <text:p>89.38</text:p>
          </table:table-cell>
          <table:table-cell office:value-type="float" office:value="5.45" calcext:value-type="float">
            <text:p>5.45</text:p>
          </table:table-cell>
          <table:table-cell table:formula="of:=[.D9]*[.B9]" office:value-type="float" office:value="89.38" calcext:value-type="float">
            <text:p>89.3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*1.05/(0.12-0.05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937*4.58" office:value-type="float" office:value="4291.46" calcext:value-type="float">
            <text:p>4291.46</text:p>
          </table:table-cell>
          <table:table-cell table:formula="of:=8246-[.B11]" office:value-type="float" office:value="3954.54" calcext:value-type="float">
            <text:p>3954.5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expected return</text:p>
          </table:table-cell>
          <table:table-cell office:value-type="string" calcext:value-type="string">
            <text:p>return portfoli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20000" calcext:value-type="float">
            <text:p>20000</text:p>
          </table:table-cell>
          <table:table-cell table:formula="of:=[.C13]/([.$C$13]+[.$C$14]+[.$C$15])" office:value-type="float" office:value="0.25" calcext:value-type="float">
            <text:p>0.25</text:p>
          </table:table-cell>
          <table:table-cell table:formula="of:=0.05+[.B13]*(0.055)" office:value-type="float" office:value="0.138" calcext:value-type="float">
            <text:p>0.138</text:p>
          </table:table-cell>
          <table:table-cell table:formula="of:=[.E13]*[.D13]" office:value-type="float" office:value="0.0345" calcext:value-type="float">
            <text:p>0.0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20000" calcext:value-type="float">
            <text:p>20000</text:p>
          </table:table-cell>
          <table:table-cell table:formula="of:=[.C14]/([.$C$13]+[.$C$14]+[.$C$15])" office:value-type="float" office:value="0.25" calcext:value-type="float">
            <text:p>0.25</text:p>
          </table:table-cell>
          <table:table-cell table:formula="of:=0.05+[.B14]*(0.055)" office:value-type="float" office:value="0.1325" calcext:value-type="float">
            <text:p>0.1325</text:p>
          </table:table-cell>
          <table:table-cell table:formula="of:=[.E14]*[.D14]" office:value-type="float" office:value="0.033125" calcext:value-type="float">
            <text:p>0.033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40000" calcext:value-type="float">
            <text:p>40000</text:p>
          </table:table-cell>
          <table:table-cell table:formula="of:=[.C15]/([.$C$13]+[.$C$14]+[.$C$15])" office:value-type="float" office:value="0.5" calcext:value-type="float">
            <text:p>0.5</text:p>
          </table:table-cell>
          <table:table-cell table:formula="of:=0.05+[.B15]*(0.055)" office:value-type="float" office:value="0.0775" calcext:value-type="float">
            <text:p>0.0775</text:p>
          </table:table-cell>
          <table:table-cell table:formula="of:=[.E15]*[.D15]" office:value-type="float" office:value="0.03875" calcext:value-type="float">
            <text:p>0.0387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13:.F15])" office:value-type="float" office:value="0.106375" calcext:value-type="float">
            <text:p>0.1063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.245/1.34" office:value-type="float" office:value="0.92910447761194" calcext:value-type="float">
            <text:p>0.9291044776</text:p>
          </table:table-cell>
          <table:table-cell table:style-name="ce2"/>
          <table:table-cell office:value-type="string" calcext:value-type="string">
            <text:p>div per share</text:p>
          </table:table-cell>
          <table:table-cell table:number-columns-repeated="2"/>
          <table:table-cell table:style-name="ce2" table:formula="of:=-PV(0.065;2;0;[.B18];0)" office:value-type="currency" office:currency="USD" office:value="3.59901214683048" calcext:value-type="currency">
            <text:p>$3.60</text:p>
          </table:table-cell>
          <table:table-cell table:style-name="ce2" table:formula="of:=-PV(0.065;1;0;[.B17];0)" office:value-type="currency" office:currency="USD" office:value="0.872398570527644" calcext:value-type="currency">
            <text:p>$0.87</text:p>
          </table:table-cell>
        </table:table-row>
        <table:table-row table:style-name="ro1">
          <table:table-cell/>
          <table:table-cell table:formula="of:=(1.245+4.225)/1.34" office:value-type="float" office:value="4.08208955223881" calcext:value-type="float">
            <text:p>4.0820895522</text:p>
          </table:table-cell>
          <table:table-cell table:formula="of:=[.B18]/(0.065-0.05)" office:value-type="float" office:value="272.139303482587" calcext:value-type="float">
            <text:p>272.1393034826</text:p>
          </table:table-cell>
          <table:table-cell office:value-type="string" calcext:value-type="string">
            <text:p>pric eper share</text:p>
          </table:table-cell>
          <table:table-cell/>
          <table:table-cell table:formula="of:=[.B18]*(1.05)/(0.065-0.05)" office:value-type="float" office:value="285.746268656716" calcext:value-type="float">
            <text:p>285.7462686567</text:p>
          </table:table-cell>
          <table:table-cell table:style-name="ce2" table:formula="of:=-PV(0.065;2;0;[.F18];0)" office:value-type="currency" office:currency="USD" office:value="251.930850278134" calcext:value-type="currency">
            <text:p>$251.93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18]+[.B17]" office:value-type="currency" office:currency="USD" office:value="273.068407960199" calcext:value-type="currency">
            <text:p>$273.07</text:p>
          </table:table-cell>
          <table:table-cell table:number-columns-repeated="3"/>
          <table:table-cell table:style-name="ce2" table:formula="of:=[.G18]+[.G17]+[.H17]" office:value-type="currency" office:currency="USD" office:value="256.402260995492" calcext:value-type="currency">
            <text:p>$256.40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PV(0.065;1;0;[.C19];0)" office:value-type="currency" office:currency="USD" office:value="-256.402260995492" calcext:value-type="currency">
            <text:p>-$256.40</text:p>
          </table:table-cell>
          <table:table-cell table:number-columns-repeated="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expected</text:p>
          </table:table-cell>
          <table:table-cell table:formula="of:=0.4*-7+0.6*20" office:value-type="float" office:value="9.2" calcext:value-type="float">
            <text:p>9.2</text:p>
          </table:table-cell>
          <table:table-cell table:formula="of:=[.C21]/100" office:value-type="float" office:value="0.092" calcext:value-type="float">
            <text:p>0.092</text:p>
          </table:table-cell>
          <table:table-cell office:value-type="string" calcext:value-type="string">
            <text:p>stdev</text:p>
          </table:table-cell>
          <table:table-cell table:formula="of:=(-0.07-[.D21])^2*0.4+(0.2-[.D21])^2*0.6" office:value-type="float" office:value="0.017496" calcext:value-type="float">
            <text:p>0.017496</text:p>
          </table:table-cell>
          <table:table-cell table:formula="of:=SQRT([.F21])" office:value-type="float" office:value="0.132272446110292" calcext:value-type="float">
            <text:p>0.132272446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44/0.02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.5/([.F23]-0.07)" office:value-type="float" office:value="23.8095238095238" calcext:value-type="float">
            <text:p>23.8095238095</text:p>
          </table:table-cell>
          <table:table-cell table:formula="of:=0.07+1.5*(0.14-0.07)" office:value-type="float" office:value="0.175" calcext:value-type="float">
            <text:p>0.175</text:p>
          </table:table-cell>
          <table:table-cell/>
          <table:table-cell office:value-type="string" calcext:value-type="string">
            <text:p>expected return</text:p>
          </table:table-cell>
          <table:table-cell table:formula="of:=0.07+1.5*(0.14-0.07)" office:value-type="float" office:value="0.175" calcext:value-type="float">
            <text:p>0.17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.25/1.7" office:value-type="float" office:value="1.32352941176471" calcext:value-type="float">
            <text:p>1.3235294118</text:p>
          </table:table-cell>
          <table:table-cell table:formula="of:=[.B24]*11+(1-[.B24])*3" office:value-type="float" office:value="13.5882352941176" calcext:value-type="float">
            <text:p>13.588235294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2.4054*10.4-(1.4054)*3" office:value-type="float" office:value="20.79996" calcext:value-type="float">
            <text:p>20.7999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.045+(4.025/2.18)/52.75" office:value-type="float" office:value="0.0800015218052959" calcext:value-type="float">
            <text:p>0.080001521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.82*(1.025)/(0.104-0.025)" office:value-type="float" office:value="36.5886075949367" calcext:value-type="float">
            <text:p>36.588607594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.75*1.1" office:value-type="float" office:value="0.825" calcext:value-type="float">
            <text:p>0.825</text:p>
          </table:table-cell>
          <table:table-cell table:number-columns-repeated="6"/>
        </table:table-row>
        <table:table-row table:style-name="ro1">
          <table:table-cell/>
          <table:table-cell table:formula="of:=0.75*12+0.25*5" office:value-type="float" office:value="10.25" calcext:value-type="float">
            <text:p>10.2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4/0.07" office:value-type="float" office:value="57.1428571428571" calcext:value-type="float">
            <text:p>57.1428571429</text:p>
          </table:table-cell>
          <table:table-cell table:number-columns-repeated="6"/>
        </table:table-row>
        <table:table-row table:style-name="ro1">
          <table:table-cell/>
          <table:table-cell table:formula="of:=[.B31]+[.B29]+[.B30]" office:value-type="float" office:value="69.1428571428571" calcext:value-type="float">
            <text:p>69.1428571429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PV(0.07;2;0;[.B32])" office:value-type="currency" office:currency="USD" office:value="-60.3920492120335" calcext:value-type="currency">
            <text:p>-$60.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5.9*0.25+2*0.25+0.5*9.3" office:value-type="float" office:value="11.625" calcext:value-type="float">
            <text:p>11.62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41.7/0.9" office:value-type="float" office:value="46.3333333333333" calcext:value-type="float">
            <text:p>46.3333333333</text:p>
          </table:table-cell>
          <table:table-cell table:number-columns-repeated="6"/>
        </table:table-row>
        <table:table-row table:style-name="ro1">
          <table:table-cell/>
          <table:table-cell table:formula="of:=[.B35]*18" office:value-type="float" office:value="834" calcext:value-type="float">
            <text:p>834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.1</text:p>
          </table:table-cell>
          <table:table-cell table:formula="of:=[.B37]/[.$B$40]" office:value-type="float" office:value="0.230769230769231" calcext:value-type="float">
            <text:p>0.2307692308</text:p>
          </table:table-cell>
          <table:table-cell table:formula="of:=[.D37]*[.C37]" office:value-type="float" office:value="0.253846153846154" calcext:value-type="float">
            <text:p>0.2538461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table:formula="of:=[.B38]/[.$B$40]" office:value-type="float" office:value="0.384615384615385" calcext:value-type="float">
            <text:p>0.3846153846</text:p>
          </table:table-cell>
          <table:table-cell table:formula="of:=[.D38]*[.C38]" office:value-type="float" office:value="0.346153846153846" calcext:value-type="float">
            <text:p>0.3461538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 table:formula="of:=[.B39]/[.$B$40]" office:value-type="float" office:value="0.384615384615385" calcext:value-type="float">
            <text:p>0.3846153846</text:p>
          </table:table-cell>
          <table:table-cell table:formula="of:=[.D39]*[.C39]" office:value-type="float" office:value="0.692307692307692" calcext:value-type="float">
            <text:p>0.6923076923</text:p>
          </table:table-cell>
          <table:table-cell table:number-columns-repeated="3"/>
        </table:table-row>
        <table:table-row table:style-name="ro1">
          <table:table-cell/>
          <table:table-cell table:formula="of:=SUM([.B37:.B39])" office:value-type="float" office:value="130" calcext:value-type="float">
            <text:p>130</text:p>
          </table:table-cell>
          <table:table-cell table:number-columns-repeated="2"/>
          <table:table-cell table:formula="of:=SUM([.E37:.E39])" office:value-type="float" office:value="1.29230769230769" calcext:value-type="float">
            <text:p>1.292307692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/([.E42]-0.06)" office:value-type="float" office:value="11.7647058823529" calcext:value-type="float">
            <text:p>11.7647058824</text:p>
          </table:table-cell>
          <table:table-cell/>
          <table:table-cell office:value-type="string" calcext:value-type="string">
            <text:p>expected reutrn</text:p>
          </table:table-cell>
          <table:table-cell table:formula="of:=0.07+2*(0.15-0.07)" office:value-type="float" office:value="0.23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6.62*200+10*750" office:value-type="float" office:value="8824" calcext:value-type="float">
            <text:p>8824</text:p>
          </table:table-cell>
          <table:table-cell table:number-columns-repeated="6"/>
        </table:table-row>
        <table:table-row table:style-name="ro1">
          <table:table-cell/>
          <table:table-cell table:formula="of:=6.62*200/[.B43]" office:value-type="float" office:value="0.150045330915685" calcext:value-type="float">
            <text:p>0.1500453309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Portfolio Standard Deviation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wo Risky Assets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/>
          <table:table-cell table:style-name="ce3" table:number-columns-repeated="3"/>
          <table:table-cell table:number-columns-repeated="4"/>
        </table:table-row>
        <table:table-row table:style-name="ro3">
          <table:table-cell/>
          <table:table-cell table:style-name="ce3"/>
          <table:table-cell table:style-name="ce5" office:value-type="string" calcext:value-type="string" table:number-columns-spanned="2" table:number-rows-spanned="1">
            <text:p>Asset</text:p>
          </table:table-cell>
          <table:covered-table-cell table:style-name="ce5"/>
          <table:table-cell table:number-columns-repeated="4"/>
        </table:table-row>
        <table:table-row table:style-name="ro3">
          <table:table-cell/>
          <table:table-cell table:style-name="ce4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Portfolio Weights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85" calcext:value-type="float">
            <text:p>0.85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tandard Deviation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9" calcext:value-type="float">
            <text:p>0.49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Variance</text:p>
          </table:table-cell>
          <table:table-cell table:style-name="ce4" table:formula="of:=[.C51]^2" office:value-type="float" office:value="0.1521" calcext:value-type="float">
            <text:p>0.1521</text:p>
          </table:table-cell>
          <table:table-cell table:style-name="ce4" table:formula="of:=[.D51]^2" office:value-type="float" office:value="0.2401" calcext:value-type="float">
            <text:p>0.2401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Correlation <text:s/>=</text:p>
          </table:table-cell>
          <table:table-cell table:style-name="ce3" office:value-type="float" office:value="-0.94" calcext:value-type="float">
            <text:p>-0.94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3" table:number-columns-repeated="3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Portfolio Variance =</text:p>
          </table:table-cell>
          <table:table-cell table:style-name="ce3" table:formula="of:=([.C50]^2)*[.C52]+([.D50]^2)*[.D52]+2*[.C50]*[.D50]*[.C53]*[.C51]*[.D51]" office:value-type="float" office:value="0.13108783" calcext:value-type="float">
            <text:p>0.13108783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Portfolio Standard Deviation =</text:p>
          </table:table-cell>
          <table:table-cell table:style-name="ce3" table:formula="of:=SQRT([.C55])" office:value-type="float" office:value="0.36206053361282" calcext:value-type="float">
            <text:p>0.3620605336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Asset</text:p>
          </table:table-cell>
          <table:covered-table-cell table:style-name="ce5"/>
          <table:table-cell table:number-columns-repeated="4"/>
        </table:table-row>
        <table:table-row table:style-name="ro3">
          <table:table-cell/>
          <table:table-cell table:style-name="ce4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Portfolio Weights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tandard Deviation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Variance</text:p>
          </table:table-cell>
          <table:table-cell table:style-name="ce4" table:formula="of:=[.C61]^2" office:value-type="float" office:value="0.4096" calcext:value-type="float">
            <text:p>0.4096</text:p>
          </table:table-cell>
          <table:table-cell table:style-name="ce4" table:formula="of:=[.D61]^2" office:value-type="float" office:value="0.2704" calcext:value-type="float">
            <text:p>0.2704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Correlation <text:s/>=</text:p>
          </table:table-cell>
          <table:table-cell table:style-name="ce3" table:formula="of:=([.C65]-[.C60]*[.C60]*[.C62]-[.D60]^2*[.D62])/(2*[.C60]*[.D60]*[.C61]*[.D61])" office:value-type="float" office:value="-0.0202677224736044" calcext:value-type="float">
            <text:p>-0.0202677225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3" table:number-columns-repeated="3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Portfolio Variance =</text:p>
          </table:table-cell>
          <table:table-cell table:style-name="ce3" office:value-type="float" office:value="0.3003" calcext:value-type="float">
            <text:p>0.3003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Portfolio Standard Deviation =</text:p>
          </table:table-cell>
          <table:table-cell table:style-name="ce3" table:formula="of:=SQRT([.C65])" office:value-type="float" office:value="0.54799635035281" calcext:value-type="float">
            <text:p>0.5479963504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3" table:number-columns-repeated="3"/>
          <table:table-cell table:number-columns-repeated="4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Asset</text:p>
          </table:table-cell>
          <table:covered-table-cell table:style-name="ce5"/>
          <table:table-cell table:number-columns-repeated="4"/>
        </table:table-row>
        <table:table-row table:style-name="ro3">
          <table:table-cell/>
          <table:table-cell table:style-name="ce4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Portfolio Weights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85" calcext:value-type="float">
            <text:p>0.85</text:p>
          </table:table-cell>
          <table:table-cell/>
          <table:table-cell table:formula="of:=[.C70]*[.C71]" office:value-type="float" office:value="0.117" calcext:value-type="float">
            <text:p>0.11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Standard Deviation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9" calcext:value-type="float">
            <text:p>0.49</text:p>
          </table:table-cell>
          <table:table-cell/>
          <table:table-cell table:formula="of:=[.D70]*[.D71]" office:value-type="float" office:value="0.4165" calcext:value-type="float">
            <text:p>0.4165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Variance</text:p>
          </table:table-cell>
          <table:table-cell table:style-name="ce4" table:formula="of:=[.C71]^2" office:value-type="float" office:value="0.1521" calcext:value-type="float">
            <text:p>0.1521</text:p>
          </table:table-cell>
          <table:table-cell table:style-name="ce4" table:formula="of:=[.D71]^2" office:value-type="float" office:value="0.2401" calcext:value-type="float">
            <text:p>0.2401</text:p>
          </table:table-cell>
          <table:table-cell/>
          <table:table-cell table:formula="of:=[.F71]+[.F70]" office:value-type="float" office:value="0.5335" calcext:value-type="float">
            <text:p>0.533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Correlation <text:s/>=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3" table:number-columns-repeated="3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Portfolio Variance =</text:p>
          </table:table-cell>
          <table:table-cell table:style-name="ce3" table:formula="of:=([.C70]^2)*[.C72]+([.D70]^2)*[.D72]+2*[.C70]*[.D70]*[.C73]*[.C71]*[.D71]" office:value-type="float" office:value="0.28462225" calcext:value-type="float">
            <text:p>0.28462225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Portfolio Standard Deviation =</text:p>
          </table:table-cell>
          <table:table-cell table:style-name="ce3" table:formula="of:=SQRT([.C75])" office:value-type="float" office:value="0.5335" calcext:value-type="float">
            <text:p>0.5335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13.5-2.5)/(11-2.5)" office:value-type="float" office:value="1.29411764705882" calcext:value-type="float">
            <text:p>1.294117647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3.33*1.13" office:value-type="float" office:value="3.7629" calcext:value-type="float">
            <text:p>3.7629</text:p>
          </table:table-cell>
          <table:table-cell/>
          <table:table-cell table:style-name="ce2" table:formula="of:=PV(0.04;1;0;[.B79];0)" office:value-type="currency" office:currency="USD" office:value="-3.61817307692308" calcext:value-type="currency">
            <text:p>-$3.62</text:p>
          </table:table-cell>
          <table:table-cell table:number-columns-repeated="4"/>
        </table:table-row>
        <table:table-row table:style-name="ro1">
          <table:table-cell/>
          <table:table-cell table:formula="of:=[.B79]*1.13" office:value-type="float" office:value="4.252077" calcext:value-type="float">
            <text:p>4.252077</text:p>
          </table:table-cell>
          <table:table-cell/>
          <table:table-cell table:style-name="ce2" table:formula="of:=PV(0.04;2;0;[.B80];0)" office:value-type="currency" office:currency="USD" office:value="-3.93128420857988" calcext:value-type="currency">
            <text:p>-$3.93</text:p>
          </table:table-cell>
          <table:table-cell/>
          <table:table-cell table:formula="of:=[.B80]/(0.04-0.03)" office:value-type="float" office:value="425.2077" calcext:value-type="float">
            <text:p>425.2077</text:p>
          </table:table-cell>
          <table:table-cell table:number-columns-repeated="2"/>
        </table:table-row>
        <table:table-row table:style-name="ro1">
          <table:table-cell/>
          <table:table-cell table:formula="of:=[.B80]*1.03" office:value-type="float" office:value="4.37963931" calcext:value-type="float">
            <text:p>4.37963931</text:p>
          </table:table-cell>
          <table:table-cell table:formula="of:=[.B81]/(0.04-0.03)" office:value-type="float" office:value="437.963931" calcext:value-type="float">
            <text:p>437.963931</text:p>
          </table:table-cell>
          <table:table-cell table:style-name="ce2" table:formula="of:=PV(0.04;2;0;[.C81];0)" office:value-type="currency" office:currency="USD" office:value="-404.922273483728" calcext:value-type="currency">
            <text:p>-$404.92</text:p>
          </table:table-cell>
          <table:table-cell/>
          <table:table-cell table:formula="of:=[.F80]+[.B79]" office:value-type="float" office:value="428.9706" calcext:value-type="float">
            <text:p>428.97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79:.D81])" office:value-type="currency" office:currency="USD" office:value="-412.471730769231" calcext:value-type="currency">
            <text:p>-$412.47</text:p>
          </table:table-cell>
          <table:table-cell/>
          <table:table-cell table:style-name="ce2" table:formula="of:=PV(0.04;1;0;[.F81];0)" office:value-type="currency" office:currency="USD" office:value="-412.471730769231" calcext:value-type="currency">
            <text:p>-$412.4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0.08-0.05)/1" office:value-type="float" office:value="0.03" calcext:value-type="float">
            <text:p>0.03</text:p>
          </table:table-cell>
          <table:table-cell table:formula="of:=(0.12-0.05)/2" office:value-type="float" office:value="0.035" calcext:value-type="float">
            <text:p>0.03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.13/71" office:value-type="float" office:value="0.03" calcext:value-type="float">
            <text:p>0.0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0:01:41.448226227</meta:creation-date>
    <dc:date>2016-11-19T11:28:08.043048357</dc:date>
    <meta:editing-duration>PT1H26M4S</meta:editing-duration>
    <meta:editing-cycles>38</meta:editing-cycles>
    <meta:generator>LibreOffice/5.1.4.2$Linux_X86_64 LibreOffice_project/10m0$Build-2</meta:generator>
    <meta:document-statistic meta:table-count="1" meta:cell-count="198" meta:object-count="0"/>
  </office:meta>
</office:document-meta>
</file>